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urier 10 Pitch1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lumbus Scala Enthusiasts</text:p>
            <text:p>June 29, 2015</text:p>
            <text:p><text:span text:style-name="T1">Dan Wiebe</text:span></text:p>
            <text:p><text:span text:style-name="T1">@dnwie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</text:p>
              </text:list-item>
              <text:list-item>
                <text:p>Method</text:p>
              </text:list-item>
              <text:list-item>
                <text:p>Parameter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Class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Class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<text:span text:style-name="T2">implicit class</text:span></text:p>
              </text:list-item>
              <text:list-item>
                <text:p>Class name doesn't matter</text:p>
              </text:list-item>
              <text:list-item>
                <text:p>Single non-implicit constructor parameter</text:p>
              </text:list-item>
              <text:list-item>
                <text:p>Must be inside object or class</text:p>
                <text:p/>
              </text:list-item>
              <text:list-item>
                <text:p>Acceptable - JavaConver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Method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Method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tart with <text:span text:style-name="T2">implicit def</text:span></text:p>
              </text:list-item>
              <text:list-item>
                <text:p>Class name doesn't matter</text:p>
              </text:list-item>
              <text:list-item>
                <text:p>Method name doesn't matter</text:p>
              </text:list-item>
              <text:list-item>
                <text:p>Single parameter</text:p>
              </text:list-item>
              <text:list-item>
                <text:p>Signature matches intended conversion</text:p>
              </text:list-item>
              <text:list-item>
                <text:p>Must be imported as method, not class</text:p>
                <text:p/>
              </text:list-item>
              <text:list-item>
                <text:p>Deprecated - JavaConver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Parameter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Parameter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eparate parameter list at end</text:p>
              </text:list-item>
              <text:list-item>
                <text:p>Parameter list begins with <text:span text:style-name="T2">implicit</text:span></text:p>
              </text:list-item>
              <text:list-item>
                <text:p>Values for parameter list marked <text:span text:style-name="T2">implicit</text:span></text:p>
                <text:p/>
              </text:list-item>
              <text:list-item>
                <text:p>Acce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2" draw:text-style-name="P5" draw:layer="layout" svg:width="25.199cm" svg:height="12.179cm" svg:x="1.4cm" svg:y="4.914cm" presentation:class="subtitle">
          <draw:text-box>
            <text:p><text:span text:style-name="T3">Columbus Scala Enthusiasts</text:span></text:p>
            <text:p><text:span text:style-name="T3">June 29, 2015</text:span></text:p>
            <text:p><text:span text:style-name="T1">Dan Wiebe</text:span></text:p>
            <text:p><text:span text:style-name="T1">@dnwiebe</text:span></text:p>
            <text:p><text:span text:style-name="T1"/></text:p>
            <text:p><text:span text:style-name="T4">https://github/dnwiebe/ScalaImplic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6:44:54.929772970</meta:creation-date>
    <dc:date>2015-06-22T21:16:17.443405210</dc:date>
    <meta:editing-duration>PT7H43M51S</meta:editing-duration>
    <meta:editing-cycles>4</meta:editing-cycles>
    <meta:generator>LibreOffice/4.4.2.2$Linux_X86_64 LibreOffice_project/40m0$Build-2</meta:generator>
    <meta:document-statistic meta:object-count="57"/>
  </office:meta>
</office:document-meta>
</file>